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4"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5"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6" style:family="paragraph" style:parent-style-name="Text_20_body">
      <style:text-properties officeooo:rsid="001e0abd" officeooo:paragraph-rsid="001e0abd"/>
    </style:style>
    <style:style style:name="P27"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8"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9"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0"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1"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2"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3"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4"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5" style:family="paragraph" style:parent-style-name="Text_20_body">
      <style:text-properties fo:font-style="italic" officeooo:rsid="001e0abd" officeooo:paragraph-rsid="001e0abd" style:font-style-asian="italic" style:font-style-complex="italic"/>
    </style:style>
    <style:style style:name="P36" style:family="paragraph" style:parent-style-name="Text_20_body">
      <style:text-properties fo:font-style="italic" officeooo:rsid="001f04e8" officeooo:paragraph-rsid="001f04e8" style:font-style-asian="italic" style:font-style-complex="italic"/>
    </style:style>
    <style:style style:name="P37" style:family="paragraph" style:parent-style-name="Heading_20_4" style:list-style-name="L19"/>
    <style:style style:name="P38"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39"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0" style:family="paragraph" style:parent-style-name="Text_20_body">
      <style:text-properties fo:language="de" fo:country="DE" officeooo:rsid="00144fb9" officeooo:paragraph-rsid="00144fb9" style:language-complex="hi" style:country-complex="IN" style:script-type="latin"/>
    </style:style>
    <style:style style:name="P41"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2" style:family="paragraph" style:parent-style-name="Heading_20_4" style:list-style-name="L2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3" style:family="paragraph" style:parent-style-name="Heading_20_1" style:list-style-name="L23">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4"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5"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46"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47"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8"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49"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0"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1" style:family="paragraph" style:parent-style-name="Heading_20_3" style:list-style-name="L2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2"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3" style:family="paragraph" style:parent-style-name="Heading_20_1" style:list-style-name="L2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4"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5"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56"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57"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58"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59"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60"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1"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2"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3" style:family="paragraph" style:parent-style-name="Heading_20_4" style:list-style-name="L33">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64"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5" style:family="paragraph" style:parent-style-name="Standard">
      <style:text-properties fo:language="de" fo:country="DE" style:language-complex="hi" style:country-complex="IN" style:script-type="latin"/>
    </style:style>
    <style:style style:name="P66"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67" style:family="paragraph" style:parent-style-name="Heading_20_1" style:list-style-name="L3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68" style:family="paragraph" style:parent-style-name="Heading_20_3" style:list-style-name="L3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9" style:family="paragraph" style:parent-style-name="Heading_20_3" style:list-style-name="L36">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70" style:family="paragraph" style:parent-style-name="Heading_20_1" style:list-style-name="L37">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1" style:family="paragraph" style:parent-style-name="Heading_20_3" style:list-style-name="L3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2" style:family="paragraph" style:parent-style-name="Text_20_body">
      <style:text-properties fo:language="de" fo:country="DE" officeooo:rsid="001698c2" officeooo:paragraph-rsid="001698c2" style:language-complex="hi" style:country-complex="IN" style:script-type="latin"/>
    </style:style>
    <style:style style:name="P73" style:family="paragraph" style:parent-style-name="Text_20_body">
      <style:text-properties fo:language="de" fo:country="DE" officeooo:rsid="00188991" officeooo:paragraph-rsid="00188991" style:language-complex="hi" style:country-complex="IN" style:script-type="latin"/>
    </style:style>
    <style:style style:name="P74" style:family="paragraph" style:parent-style-name="Text_20_body">
      <style:text-properties fo:language="de" fo:country="DE" officeooo:rsid="00198685" officeooo:paragraph-rsid="00198685" style:language-complex="hi" style:country-complex="IN" style:script-type="latin"/>
    </style:style>
    <style:style style:name="P75" style:family="paragraph" style:parent-style-name="Heading_20_3" style:list-style-name="L3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fo:font-family="'JetBrains Mono'" fo:font-size="10pt" fo:font-style="normal" fo:font-weight="normal" style:font-family-complex="'JetBrains Mono'"/>
    </style:style>
    <style:style style:name="T26" style:family="text">
      <style:text-properties officeooo:rsid="001f04e8"/>
    </style:style>
    <style:style style:name="T27" style:family="text">
      <style:text-properties fo:color="#000000" loext:opacity="100%" fo:font-style="italic"/>
    </style:style>
    <style:style style:name="T28" style:family="text">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T29" style:family="text">
      <style:text-properties officeooo:rsid="001e0abd"/>
    </style:style>
    <style:style style:name="T30" style:family="text">
      <style:text-properties fo:color="#000000" loext:opacity="100%" fo:font-style="normal"/>
    </style:style>
    <style:style style:name="T31" style:family="text">
      <style:text-properties style:use-window-font-color="true" loext:opacity="0%" style:font-name="Liberation Serif1" fo:background-color="transparent" loext:char-shading-value="0" style:font-family-asian="'Nimbus Mono PS'" style:font-family-complex="'Nimbus Mono PS'"/>
    </style:style>
    <style:style style:name="T32" style:family="text">
      <style:text-properties fo:font-weight="bold"/>
    </style:style>
    <style:style style:name="T33" style:family="text">
      <style:text-properties style:font-name="Droid Sans Mono" fo:font-size="10.5pt"/>
    </style:style>
    <style:style style:name="T34" style:family="text">
      <style:text-properties style:font-name="Droid Sans Mono" fo:font-size="10.5pt" fo:font-weight="normal"/>
    </style:style>
    <style:style style:name="T35" style:family="text">
      <style:text-properties fo:font-family="apple-system" fo:font-size="10.5pt"/>
    </style:style>
    <style:style style:name="T36" style:family="text">
      <style:text-properties fo:font-variant="normal" fo:text-transform="none" fo:font-family="apple-system" fo:font-size="10.5pt" fo:letter-spacing="normal" fo:font-style="normal" fo:font-weight="normal"/>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officeooo:rsid="001698c2"/>
    </style:style>
    <style:style style:name="T40" style:family="text">
      <style:text-properties fo:font-weight="normal" style:font-weight-asian="normal" style:font-weight-complex="normal"/>
    </style:style>
    <style:style style:name="T41" style:family="text">
      <style:text-properties officeooo:rsid="00188991"/>
    </style:style>
    <style:style style:name="T42" style:family="text">
      <style:text-properties officeooo:rsid="00198685"/>
    </style:style>
    <style:style style:name="T43" style:family="text">
      <style:text-properties officeooo:rsid="001aeef0"/>
    </style:style>
    <style:style style:name="T44" style:family="text">
      <style:text-properties officeooo:rsid="001af31a"/>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text:span text:style-name="T21">[UML]</text:span><text:span text:style-name="T22"/></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text:span text:style-name="T21">[UML]</text:span><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Character</text:span></text:p>
      <text:p text:style-name="P2">Diese Klasse stellt ein geschriebenes Zeichen dar und enthält das entsprechende Zeichen und den dazugehörigen CorrectionType. Somit ist der einzige Nutzen, den Korrekturzustand eines Zeichens in <text:soft-page-break/>einem Text während einer Übung zu speichern. </text:p>
      <text:list text:style-name="L12">
        <text:list-item>
          <text:p text:style-name="P23">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 </text:p>
      <text:list text:style-name="L13">
        <text:list-item>
          <text:p text:style-name="P24">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5">Positiv-Beispiel</text:p>
        </text:list-item>
      </text:list>
      <text:p text:style-name="P26">Klasse: Exercise</text:p>
      <text:p text:style-name="P26">Die Exercise Klasse stellt den validen Zustand sicher, während man eine<text:span text:style-name="T26">n Text abtippt (also eine Tippübung </text:span>durchführt<text:span text:style-name="T26">)</text:span>. <text:span text:style-name="T26">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 </text:span></text:p>
      <text:list text:continue-numbering="true" text:style-name="L14">
        <text:list-item>
          <text:p text:style-name="P27">Negativ-Beispiel<text:span text:style-name="T27"/></text:p>
        </text:list-item>
      </text:list>
      <text:p text:style-name="P6"><text:span text:style-name="T27"/></text:p>
      <text:list text:style-name="L15">
        <text:list-item>
          <text:p text:style-name="P28">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29">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text:soft-page-break/>In der Plugin Schicht liegt eine Implementierung dieses Inerfaces (CharacterDomainImpl). Trotzdem wird das Interface schon in der Domain-Schicht aufgerufen (beispielsweise in der SpyterCharacter Klasse).</text:p>
      <text:list text:style-name="L17">
        <text:list-item>
          <text:p text:style-name="P30">Negativ-Beispiel</text:p>
        </text:list-item>
      </text:list>
      <text:p text:style-name="P31">Klasse: TextProgress (genutzt in Exercise)</text:p>
      <text:p text:style-name="P31">Um ein Objekt der Klasse Exercise zu erzeugen muss ein Objekt der Klasse TextProgress übergeben werden. Da hier kein Interface sondern eine Instanz einer expliziten Klasse erwartet wird, die in der gleichen Schicht implementiert ist, ist das DIP nicht erfüllt. </text:p>
      <text:list text:style-name="L18">
        <text:list-item>
          <text:p text:style-name="P32">Kapitel 4: Weitere Prinzipien</text:p>
        </text:list-item>
        <text:list-item>
          <text:p text:style-name="P33">Analyse GRASP: Geringe Kopplung</text:p>
        </text:list-item>
      </text:list>
      <text:p text:style-name="P6"><text:span text:style-name="T21">[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span text:style-name="T22"/></text:p>
      <text:list text:style-name="L19">
        <text:list-item>
          <text:p text:style-name="P34">[TOBI]</text:p>
        </text:list-item>
        <text:list-item>
          <text:p text:style-name="P34">Positiv-Beispiel</text:p>
        </text:list-item>
      </text:list>
      <text:p text:style-name="P35">irgendwas aus der Plugin Schicht, weil Abhängigkeiten zu äußeren Technologien.</text:p>
      <text:p text:style-name="P36">Oder Implementierung vom Corrector</text:p>
      <text:list text:continue-numbering="true" text:style-name="L19">
        <text:list-item>
          <text:p text:style-name="P37"><text:span text:style-name="T28">Negativ-Beispiel</text:span></text:p>
        </text:list-item>
      </text:list>
      <text:p text:style-name="P38">Klasse: Spyter<text:span text:style-name="T29">Text</text:span></text:p>
      <text:list text:style-name="L20">
        <text:list-item>
          <text:p text:style-name="P39">Analyse GRASP: Hohe Kohäsion</text:p>
        </text:list-item>
      </text:list>
      <text:p text:style-name="P6"><text:span text:style-name="T21">[eine Klasse als positives Beispiel hoher Kohäsion; UML Diagramm und Begründung, warum die Kohäsion hoch ist]</text:span><text:span text:style-name="T22"/></text:p>
      <text:p text:style-name="P40">Klasse: Exercise</text:p>
      <text:p text:style-name="P40">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0">Die Kohäsion ist hoch, da beide Attribute voll und ganz dem einen Zentralen Zweck der Klasse dienen: Sicherstellen, dass die Übung korrekt durchgeführt bzw. ausgewertet werden kann.</text:p>
      <text:list text:style-name="L21">
        <text:list-item>
          <text:p text:style-name="P41">Don’t Repeat Yourself (DRY)</text:p>
        </text:list-item>
      </text:list>
      <text:p text:style-name="P9"><text:soft-page-break/><text:span text:style-name="T22">[ein Commit angeben, bei dem duplizierter Code/duplizierte Logik aufgelöst wurde; Code-Beispiele (vorher/nachher); begründen und Auswirkung beschreiben]</text:span><text:span text:style-name="T22"/></text:p>
      <text:list text:style-name="L22">
        <text:list-item>
          <text:p text:style-name="P42">[TOBI]</text:p>
        </text:list-item>
      </text:list>
      <text:p text:style-name="P9"/>
      <text:list text:style-name="L23">
        <text:list-item>
          <text:p text:style-name="P43">Kapitel 5: Unit Tests</text:p>
        </text:list-item>
        <text:list-item>
          <text:p text:style-name="P44">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45">Unit Test</text:p>
          </table:table-cell>
          <table:table-cell table:style-name="Tabelle1.B1" office:value-type="string">
            <text:p text:style-name="P45">Beschreibung</text:p>
          </table:table-cell>
        </table:table-row>
        <table:table-row>
          <table:table-cell table:style-name="Tabelle1.A2" office:value-type="string">
            <text:p text:style-name="P46">SpyterTextTest#getWords<text:span text:style-name="T30"/></text:p>
          </table:table-cell>
          <table:table-cell table:style-name="Tabelle1.B2" office:value-type="string">
            <text:p text:style-name="P45">Wird der SpyterText korrekt in seine Wörter zerlegt?</text:p>
          </table:table-cell>
        </table:table-row>
        <table:table-row>
          <table:table-cell table:style-name="Tabelle1.A2" office:value-type="string">
            <text:p text:style-name="P45">TextProgressTest#advance_shouldIncrementProgressIndex</text:p>
          </table:table-cell>
          <table:table-cell table:style-name="Tabelle1.B2" office:value-type="string">
            <text:p text:style-name="P45">Gibt die isFinished Methode genau dann true zurück, wenn der Text fertig getippt wurde?</text:p>
          </table:table-cell>
        </table:table-row>
        <table:table-row>
          <table:table-cell table:style-name="Tabelle1.A2" office:value-type="string">
            <text:p text:style-name="P45">TextProgressTest#advance_shouldRecordCorrectionType</text:p>
          </table:table-cell>
          <table:table-cell table:style-name="Tabelle1.B2" office:value-type="string">
            <text:p text:style-name="P45">Wird der CorrectionType beim advance Aufruf korrkt aufgezeichnet?</text:p>
          </table:table-cell>
        </table:table-row>
        <table:table-row>
          <table:table-cell table:style-name="Tabelle1.A2" office:value-type="string">
            <text:p text:style-name="P45">TextProgressTest#isNextChar_shouldReturnTrueForMatchingCharacter</text:p>
          </table:table-cell>
          <table:table-cell table:style-name="Tabelle1.B2" office:value-type="string">
            <text:p text:style-name="P45">Gibt die isNextChar Methode genau dann true zurück, wenn das übergebene Zeichen das nächste im Text ist?</text:p>
          </table:table-cell>
        </table:table-row>
        <table:table-row>
          <table:table-cell table:style-name="Tabelle1.A2" office:value-type="string">
            <text:p text:style-name="P45">TextProgressTest#isNextChar_shouldReturnCorrectCharacterAfterAdvance</text:p>
          </table:table-cell>
          <table:table-cell table:style-name="Tabelle1.B2" office:value-type="string">
            <text:p text:style-name="P45">Reagiert die isNextChar Mathode korrekt auf einen vorhergehenden Aufruf von advance?</text:p>
          </table:table-cell>
        </table:table-row>
        <table:table-row>
          <table:table-cell table:style-name="Tabelle1.A2" office:value-type="string">
            <text:p text:style-name="P45">TextProgressTest#removeLastChar_shouldDecrementProgressIndex</text:p>
          </table:table-cell>
          <table:table-cell table:style-name="Tabelle1.B2" office:value-type="string">
            <text:p text:style-name="P45">Wird nach Aufruf der removeLastChar Methode das vorhergehende Zeichen betrachtet?</text:p>
          </table:table-cell>
        </table:table-row>
        <table:table-row>
          <table:table-cell table:style-name="Tabelle1.A2" office:value-type="string">
            <text:p text:style-name="P45">TextProgressTest#removeLastChar_shouldRemoveCorrectionFromList</text:p>
          </table:table-cell>
          <table:table-cell table:style-name="Tabelle1.B2" office:value-type="string">
            <text:p text:style-name="P45">Wird das Correction Element aus der Liste entfernt, wenn die removeLastChar Methode aufgerufen wird?</text:p>
          </table:table-cell>
        </table:table-row>
        <table:table-row>
          <table:table-cell table:style-name="Tabelle1.A2" office:value-type="string">
            <text:p text:style-name="P45">TextProgressTest#removeLastChar_shouldDoNothingAtBeginning</text:p>
          </table:table-cell>
          <table:table-cell table:style-name="Tabelle1.B2" office:value-type="string">
            <text:p text:style-name="P45">Macht die removeLastChar Methode nichts zu Beginn des Textes?</text:p>
          </table:table-cell>
        </table:table-row>
        <table:table-row>
          <table:table-cell table:style-name="Tabelle1.A2" office:value-type="string">
            <text:p text:style-name="P45">TextProgress#isFinished_shouldReturnFalseAfterRemoveLastChar</text:p>
          </table:table-cell>
          <table:table-cell table:style-name="Tabelle1.B2" office:value-type="string">
            <text:p text:style-name="P45">Gibt die isFinished Methode false zurück, wenn das letzte Zeichen wieder entfernt wurde?</text:p>
          </table:table-cell>
        </table:table-row>
        <table:table-row table:style-name="Tabelle1.11">
          <table:table-cell table:style-name="Tabelle1.A2" office:value-type="string">
            <text:p text:style-name="P45">TextProgress#getTypedText_shouldReturnCorrectText</text:p>
          </table:table-cell>
          <table:table-cell table:style-name="Tabelle1.B2" office:value-type="string">
            <text:p text:style-name="P45">Gibt die getTypedText Methode den Korrekten Text mit entsprechend eingetragenen CorrectionTypes zurück?</text:p>
          </table:table-cell>
        </table:table-row>
      </table:table>
      <text:p text:style-name="P6"><text:span text:style-name="T20"/></text:p>
      <text:list text:style-name="L24">
        <text:list-item>
          <text:p text:style-name="P47"><text:tab/>ATRIP: Automatic</text:p>
        </text:list-item>
      </text:list>
      <text:p text:style-name="P48">[Begründung/Erläuterung, wie ‘Automatic’ realisiert wurde]</text:p>
      <text:p text:style-name="P9"><text:soft-page-break/>Im Wurzelverzeichnis vom Repository können alle Tests mit Hilfe von Maven ausgeführt werden. Dafür muss der nur Terminal-Befehl <text:span text:style-name="T31">mvn test</text:span> ausgeführt werden.</text:p>
      <text:list text:style-name="L25">
        <text:list-item>
          <text:p text:style-name="P49">ATRIP: Thorough</text:p>
        </text:list-item>
      </text:list>
      <text:p text:style-name="P6"><text:span text:style-name="T21">[jeweils 1 positives und negatives Beispiel zu ‘Thorough’; jeweils Code-Beispiel, Analyse und Begründung, was professionell/nicht professionell ist]</text:span><text:span text:style-name="T22"/></text:p>
      <text:list text:style-name="L26">
        <text:list-item>
          <text:p text:style-name="P50">ATRIP: Professional</text:p>
        </text:list-item>
      </text:list>
      <text:p text:style-name="P9"><text:span text:style-name="T22">[jeweils 1 positives und negatives Beispiel zu ‘Professional’; jeweils Code-Beispiel, Analyse und Begründung, was professionell/nicht professionell ist]</text:span><text:span text:style-name="T22"/></text:p>
      <text:list text:style-name="L27">
        <text:list-item>
          <text:p text:style-name="P51">Code Coverage</text:p>
        </text:list-item>
      </text:list>
      <text:p text:style-name="P6"><text:span text:style-name="T21">[Code Coverage im Projekt analysieren und begründen]</text:span><text:span text:style-name="T22"/></text:p>
      <text:list text:style-name="L28">
        <text:list-item>
          <text:p text:style-name="P52">Fakes und Mocks</text:p>
        </text:list-item>
      </text:list>
      <text:p text:style-name="P6"><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ist ein Fake der CharacterDomain, die alle Zeichen zulässt und nur das Leerzeichen als Trennsymbol markiert. So sind die Tests unabhängig von einer realen Character Domain, die sich häufig ändern kann. <text:span text:style-name="T24"/></text:p>
      <text:p text:style-name="P6">Beispiel 2:<text:span text:style-name="T20"/></text:p>
      <text:p text:style-name="P18"><text:span text:style-name="T24"/></text:p>
      <text:list text:style-name="L29">
        <text:list-item>
          <text:p text:style-name="P53">Kapitel 6: Domain Driven Design</text:p>
        </text:list-item>
        <text:list-item>
          <text:p text:style-name="P54">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55">Bezeichung<text:span text:style-name="T32"/></text:p>
          </table:table-cell>
          <table:table-cell table:style-name="Tabelle2.A1" office:value-type="string">
            <text:p text:style-name="P55">Bedeutung<text:span text:style-name="T32"/></text:p>
          </table:table-cell>
          <table:table-cell table:style-name="Tabelle2.A1" office:value-type="string">
            <text:p text:style-name="P55">Begründung<text:span text:style-name="T32"/></text:p>
          </table:table-cell>
        </table:table-row>
        <table:table-row>
          <table:table-cell table:style-name="Tabelle2.A1" office:value-type="string">
            <text:p text:style-name="P56"><text:span text:style-name="T33">Wörter</text:span><text:span text:style-name="T34"/></text:p>
            <text:p text:style-name="P57"/>
          </table:table-cell>
          <table:table-cell table:style-name="Tabelle2.A1" office:value-type="string">
            <text:p text:style-name="P58"><text:span text:style-name="T35">Zeichenkette, abgetrennt durch Trennzeichen – wobei Trennzeichen nicht als Teil des Wortes betrachtet werden</text:span><text:span text:style-name="T36"/></text:p>
          </table:table-cell>
          <table:table-cell table:style-name="Tabelle2.A1" office:value-type="string">
            <text:p text:style-name="P57">Um Statistiken über die Wortanzahl bzw. Geschwindigkeit beim Tippen von Wörtern aufzustellen.</text:p>
          </table:table-cell>
        </table:table-row>
        <table:table-row>
          <table:table-cell table:style-name="Tabelle2.A1" office:value-type="string">
            <text:p text:style-name="P59">Trennzeichen</text:p>
          </table:table-cell>
          <table:table-cell table:style-name="Tabelle2.A1" office:value-type="string">
            <text:p text:style-name="P58"><text:span text:style-name="T35">Zeichen, das die Grenze von Wörtern markiert</text:span><text:span text:style-name="T36"/></text:p>
          </table:table-cell>
          <table:table-cell table:style-name="Tabelle2.A1" office:value-type="string">
            <text:p text:style-name="P57">Um Wörter aus einem Text zu extrahieren und so die Statistiken über Wörter aufzustellen.</text:p>
          </table:table-cell>
        </table:table-row>
        <table:table-row>
          <table:table-cell table:style-name="Tabelle2.A1" office:value-type="string">
            <text:p text:style-name="P56"><text:span text:style-name="T33">Text</text:span><text:span text:style-name="T34"/></text:p>
          </table:table-cell>
          <table:table-cell table:style-name="Tabelle2.A1" office:value-type="string">
            <text:p text:style-name="P56"><text:span text:style-name="T33">eine Folge von Zeichen</text:span><text:span text:style-name="T34"/></text:p>
            <text:p text:style-name="P57"><text:soft-page-break/></text:p>
          </table:table-cell>
          <table:table-cell table:style-name="Tabelle2.A1" office:value-type="string">
            <text:p text:style-name="P57">Während einer Übung müssen mehrere Zeichen getippt werden. So werden diese <text:soft-page-break/>Zusammengefasst und abstrahiert</text:p>
          </table:table-cell>
        </table:table-row>
        <table:table-row>
          <table:table-cell table:style-name="Tabelle2.A1" office:value-type="string">
            <text:p text:style-name="P56"><text:span text:style-name="T33">Zeichen</text:span><text:span text:style-name="T34"/></text:p>
            <text:p text:style-name="P57"/>
          </table:table-cell>
          <table:table-cell table:style-name="Tabelle2.A1" office:value-type="string">
            <text:p text:style-name="P56"><text:span text:style-name="T33">ein UTF-8-codiertes Zeichen</text:span><text:span text:style-name="T34"/></text:p>
          </table:table-cell>
          <table:table-cell table:style-name="Tabelle2.A1" office:value-type="string">
            <text:p text:style-name="P57">Die Übungen werden Zeichenweise korrigiert. Somit ist ein solches Zeichen elementar für die Domäne. </text:p>
          </table:table-cell>
        </table:table-row>
      </table:table>
      <text:p text:style-name="P6"><text:span text:style-name="T20"/></text:p>
      <text:list text:style-name="L30">
        <text:list-item>
          <text:p text:style-name="P60">Entities</text:p>
        </text:list-item>
      </text:list>
      <text:p text:style-name="P6"><text:span text:style-name="T21">[UML, Beschreibung und Begründung des Einsatzes einer Entity; falls keine Entity vorhanden: ausführliche Begründung, warum es keines geben kann/hier nicht sinnvoll ist]</text:span><text:span text:style-name="T22"/></text:p>
      <text:list text:style-name="L31">
        <text:list-item>
          <text:p text:style-name="P61">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1">[UML]</text:span><text:span text:style-name="T22"/></text:p>
      <text:list text:style-name="L32">
        <text:list-item>
          <text:p text:style-name="P62">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3">
        <text:list-item>
          <text:p text:style-name="P63">[TOBI]</text:p>
        </text:list-item>
      </text:list>
      <text:p text:style-name="P9"/>
      <text:list text:style-name="L34">
        <text:list-item>
          <text:p text:style-name="P64">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65"/>
      <text:p text:style-name="P66">Die Klasse <text:span text:style-name="T37">TypedText</text:span><text:span text:style-name="T38"> enthälte einen SpyterText und eine Liste von CharacterCorrectionTypes. Indem diese beiden Komponenten aggregiert werden, kann die Klasse Aussagen darüber treffen, wie viele Wörter in dem Text richtig geschrieben wurden.</text:span></text:p>
      <text:list text:style-name="L35">
        <text:list-item>
          <text:p text:style-name="P67">Kapitel 7: Refactoring</text:p>
        </text:list-item>
        <text:list-item>
          <text:p text:style-name="P68">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list text:style-name="L36">
        <text:list-item>
          <text:p text:style-name="P69">2 Refactorings<text:span text:style-name="T24"/></text:p>
        </text:list-item>
      </text:list>
      <text:p text:style-name="P6"><text:soft-page-break/><text:span text:style-name="T21">[2 unterschiedliche Refactorings aus der Vorlesung anwenden, begründen, sowie UML vorher/nachher liefern; jeweils auf die Commits verweisen]</text:span><text:span text:style-name="T22"/></text:p>
      <text:p text:style-name="P18"><text:span text:style-name="T24"/></text:p>
      <text:list text:style-name="L37">
        <text:list-item>
          <text:p text:style-name="P70">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8">
        <text:list-item>
          <text:p text:style-name="P71">Entwurfsmuster: <text:span text:style-name="T39">Strategie</text:span></text:p>
        </text:list-item>
      </text:list>
      <text:p text:style-name="P72"><text:span text:style-name="T37">Interface</text:span>: <text:span text:style-name="T40">Corrector</text:span></text:p>
      <text:p text:style-name="P72"><text:span text:style-name="T37">KonkreteStrategieA</text:span>: <text:span text:style-name="T40">BlockingCorrector</text:span></text:p>
      <text:p text:style-name="P72"><text:span text:style-name="T37">KonkreteStrategieB</text:span>: <text:span text:style-name="T40">NonBlockingCorrector</text:span></text:p>
      <text:p text:style-name="P72"><text:span text:style-name="T37">Kontext</text:span>: <text:span text:style-name="T40">Exercise</text:span></text:p>
      <text:p text:style-name="P72"><text:span text:style-name="T37">Punkt der Strategiewahl</text:span>: ConfigureExerciseTUI::getGenerator() (→ aufgerufen von ConfigureExercise::configure() )</text:p>
      <text:p text:style-name="P72">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41">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73">Als Unterschied zum in der Vorlesung vorgestellten Strategy Pattern wird hier nicht der gesamte Kontext (das Exercise Objekt), sondern nur die beiden relevanten Zeichen übergeben, <text:span text:style-name="T42">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74">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74">Ein großer Vorteil, den das Strategy Pattern hier bietet ist, dass neue Corrector implementierungen sehr leicht implementiert werden können. Dabei reicht es aus, nur in der Adapterschicht (bei der <text:soft-page-break/>Implementierung der Strategiewahl zur Konfiguration der Exercise) die neuen Implementierungen zu ergänzen.</text:p>
      <text:p text:style-name="P74">Neue Strategien sind auch durchaus denkbar, was den Nutzen dieser Flexibilität rechtfertigt: Man könnte beispielsweise einen Corrector <text:span text:style-name="T43">i</text:span>mplementieren, der <text:span text:style-name="T43">Case-insensitiv agiert – also </text:span><text:span text:style-name="T44">Fehler in der Groß-/Kleinschreibung nicht bemängelt. </text:span></text:p>
      <text:p text:style-name="P9"/>
      <text:list text:style-name="L39">
        <text:list-item>
          <text:p text:style-name="P75">Entwurfsmuster: [Name]</text:p>
        </text:list-item>
      </text:list>
      <text:p text:style-name="P9"><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page"/>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3-27T16:37:17.631252634</dc:date>
    <meta:editing-duration>PT47M54S</meta:editing-duration>
    <meta:editing-cycles>11</meta:editing-cycles>
    <meta:document-statistic meta:table-count="2" meta:image-count="0" meta:object-count="0" meta:page-count="11" meta:paragraph-count="185" meta:word-count="2371" meta:character-count="17813" meta:non-whitespace-character-count="15662"/>
  </office:meta>
</office:document-meta>
</file>